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fo:color="#d4d4d4" style:font-name="Droid Sans Mono" fo:font-size="10.5pt" fo:font-weight="normal" officeooo:rsid="000e8b85" officeooo:paragraph-rsid="000e8b85" fo:background-color="#1e1e1e"/>
    </style:style>
    <style:style style:name="P3" style:family="paragraph" style:parent-style-name="Standard">
      <style:text-properties officeooo:rsid="000e8b85" officeooo:paragraph-rsid="000e8b85"/>
    </style:style>
    <style:style style:name="P4" style:family="paragraph" style:parent-style-name="Standard">
      <style:text-properties officeooo:rsid="00126014" officeooo:paragraph-rsid="00126014"/>
    </style:style>
    <style:style style:name="P5" style:family="paragraph" style:parent-style-name="Standard">
      <style:text-properties officeooo:rsid="000e8b85" officeooo:paragraph-rsid="000e8b85"/>
    </style:style>
    <style:style style:name="P6" style:family="paragraph" style:parent-style-name="Standard">
      <style:text-properties officeooo:rsid="0012c85c" officeooo:paragraph-rsid="0012c85c"/>
    </style:style>
    <style:style style:name="P7" style:family="paragraph" style:parent-style-name="Standard">
      <style:text-properties officeooo:rsid="00126014" officeooo:paragraph-rsid="00126014"/>
    </style:style>
    <style:style style:name="P8" style:family="paragraph" style:parent-style-name="Standard">
      <style:text-properties officeooo:rsid="0012cdb5" officeooo:paragraph-rsid="0012cdb5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text-properties fo:color="#d4d4d4" style:font-name="Droid Sans Mono" fo:font-size="10.5pt" fo:font-weight="normal" officeooo:rsid="0012cdb5" officeooo:paragraph-rsid="0012cdb5" fo:background-color="#1e1e1e"/>
    </style:style>
    <style:style style:name="P1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ce9178" officeooo:rsid="000f97e4"/>
    </style:style>
    <style:style style:name="T6" style:family="text">
      <style:text-properties fo:color="#dcdcaa"/>
    </style:style>
    <style:style style:name="T7" style:family="text">
      <style:text-properties officeooo:rsid="0012c85c"/>
    </style:style>
    <style:style style:name="T8" style:family="text">
      <style:text-properties fo:color="#c586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vewire laravel</text:p>
      <text:p text:style-name="Standard"/>
      <text:p text:style-name="P3">step -1</text:p>
      <text:p text:style-name="P1"><text:span text:style-name="T1">&lt;</text:span><text:span text:style-name="T2">a</text:span> <text:span text:style-name="T3">href</text:span>=<text:span text:style-name="T4">"</text:span><text:span text:style-name="T6">{{</text:span><text:span text:style-name="T4"> </text:span><text:span text:style-name="T6">route</text:span><text:span text:style-name="T4">('register',['type'</text:span>=&gt;<text:span text:style-name="T3">$plans</text:span>-&gt;<text:span text:style-name="T3">frequency</text:span>-&gt;<text:span text:style-name="T3">value</text:span><text:span text:style-name="T4">]) </text:span><text:span text:style-name="T6">}}</text:span><text:span text:style-name="T4">"</text:span><text:span text:style-name="T1">&gt;</text:span>Choose Growth<text:span text:style-name="T1">&lt;/</text:span><text:span text:style-name="T2">a</text:span><text:span text:style-name="T1">&gt;</text:span></text:p>
      <text:p text:style-name="Standard"/>
      <text:p text:style-name="Standard"/>
      <text:p text:style-name="P3">or $plans-&gt;name</text:p>
      <text:p text:style-name="P3">now value see in url</text:p>
      <text:p text:style-name="P3"/>
      <text:p text:style-name="P3">step-2</text:p>
      <text:p text:style-name="P3">in register page get value from url </text:p>
      <text:p text:style-name="P2"><text:span text:style-name="T6">{{dd</text:span>(<text:span text:style-name="T6">request</text:span>()-&gt;<text:span text:style-name="T3">type</text:span>)<text:span text:style-name="T6">}}</text:span></text:p>
      <text:p text:style-name="P3"/>
      <text:p text:style-name="P2"><text:span text:style-name="T1">&lt;</text:span><text:span text:style-name="T2">input</text:span> <text:span text:style-name="T3">type</text:span>=<text:span text:style-name="T4">"hidden"</text:span> <text:span text:style-name="T3">value</text:span>=<text:span text:style-name="T4">"</text:span><text:span text:style-name="T5">{{</text:span><text:span text:style-name="T4">request()-&gt;type</text:span><text:span text:style-name="T5">}}</text:span><text:span text:style-name="T4">"</text:span> <text:s/><text:span text:style-name="T7">name = “plan”</text:span><text:span text:style-name="T1">&gt;</text:span></text:p>
      <text:p text:style-name="P3"><text:s/></text:p>
      <text:p text:style-name="P6">output </text:p>
      <text:p text:style-name="P6">e.g. plan =&gt; annual jo v request()-&gt;type hoi gi</text:p>
      <text:p text:style-name="P3"/>
      <text:p text:style-name="P4">step-3</text:p>
      <text:p text:style-name="P4">if we use register response then no need to use RouteServiceProvider to redirect page . </text:p>
      <text:p text:style-name="P4"/>
      <text:p text:style-name="P4"/>
      <text:p text:style-name="P8">In registerResponse.php</text:p>
      <text:p text:style-name="P8"/>
      <text:p text:style-name="P10"><text:span text:style-name="T2">public</text:span> <text:span text:style-name="T2">function</text:span> <text:span text:style-name="T6">toResponse</text:span>(<text:span text:style-name="T3">$request</text:span>)</text:p>
      <text:p text:style-name="P1">{</text:p>
      <text:p text:style-name="P12"/>
      <text:p text:style-name="P1"><text:span text:style-name="T3">$user</text:span> = <text:span text:style-name="T6">auth</text:span>()-&gt;<text:span text:style-name="T6">user</text:span>();</text:p>
      <text:p text:style-name="P12"/>
      <text:p text:style-name="P1"><text:span text:style-name="T8">if</text:span> (<text:span text:style-name="T3">$user</text:span>-&gt;<text:span text:style-name="T3">role</text:span>-&gt;<text:span text:style-name="T3">value</text:span> == <text:span text:style-name="T4">'customer'</text:span>) {</text:p>
      <text:p text:style-name="P11">// dd($request-&gt;plan, 'aman');</text:p>
      <text:p text:style-name="P1"><text:span text:style-name="T8">if</text:span> (<text:span text:style-name="T3">$request</text:span>-&gt;<text:span text:style-name="T3">plan</text:span> == <text:span text:style-name="T4">"monthly"</text:span> || <text:span text:style-name="T3">$request</text:span>-&gt;<text:span text:style-name="T3">plan</text:span> == <text:span text:style-name="T4">"annually"</text:span>) {</text:p>
      <text:p text:style-name="P12"/>
      <text:p text:style-name="P1"><text:span text:style-name="T8">return</text:span> <text:span text:style-name="T6">redirect</text:span>()-&gt;<text:span text:style-name="T6">route</text:span>(<text:span text:style-name="T4">'card'</text:span>);</text:p>
      <text:p text:style-name="P1">} <text:span text:style-name="T8">else</text:span> {</text:p>
      <text:p text:style-name="P12"/>
      <text:p text:style-name="P11">// return redirect()-&gt;route('customer.dashboard');</text:p>
      <text:p text:style-name="P1"><text:span text:style-name="T8">return</text:span> <text:span text:style-name="T6">redirect</text:span>()-&gt;<text:span text:style-name="T6">route</text:span>(<text:span text:style-name="T4">'plans'</text:span>);</text:p>
      <text:p text:style-name="P1">}</text:p>
      <text:p text:style-name="P12"/>
      <text:p text:style-name="P1">} <text:span text:style-name="T8">elseif</text:span> (<text:span text:style-name="T3">$user</text:span>-&gt;<text:span text:style-name="T3">role</text:span>-&gt;<text:span text:style-name="T3">value</text:span> == <text:span text:style-name="T4">'admin'</text:span>) {</text:p>
      <text:p text:style-name="P1"><text:span text:style-name="T8">return</text:span> <text:span text:style-name="T6">redirect</text:span>()-&gt;<text:span text:style-name="T6">route</text:span>(<text:span text:style-name="T4">'admin.dashboard'</text:span>);</text:p>
      <text:p text:style-name="P1">}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6:23:35.534252257</meta:creation-date>
    <meta:generator>LibreOffice/6.4.7.2$Linux_X86_64 LibreOffice_project/40$Build-2</meta:generator>
    <dc:date>2023-02-27T17:56:53.215957881</dc:date>
    <meta:editing-duration>PT6M9S</meta:editing-duration>
    <meta:editing-cycles>5</meta:editing-cycles>
    <meta:document-statistic meta:table-count="0" meta:image-count="0" meta:object-count="0" meta:page-count="1" meta:paragraph-count="29" meta:word-count="103" meta:character-count="853" meta:non-whitespace-character-count="773"/>
  </office:meta>
</office:document-meta>
</file>